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automatic-styles>
    <style:style style:name="P1" style:family="paragraph" style:parent-style-name="Text_20_body">
      <style:text-properties officeooo:paragraph-rsid="0016366c"/>
    </style:style>
    <style:style style:name="P2" style:family="paragraph" style:parent-style-name="Text_20_body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《心經》</text:p>
      <text:p text:style-name="Text_20_body"/>
      <text:p text:style-name="Text_20_body">觀</text:p>
      <text:p text:style-name="Text_20_body">自在菩薩</text:p>
      <text:p text:style-name="Text_20_body">行深般若波羅蜜多</text:p>
      <text:p text:style-name="Text_20_body">時</text:p>
      <text:p text:style-name="Text_20_body">照見五蘊皆空</text:p>
      <text:p text:style-name="Text_20_body">度一切苦厄</text:p>
      <text:p text:style-name="Text_20_body"/>
      <text:p text:style-name="Text_20_body">舍利子</text:p>
      <text:p text:style-name="Text_20_body">色不異空</text:p>
      <text:p text:style-name="Text_20_body">空不異色</text:p>
      <text:p text:style-name="Text_20_body">色即是空</text:p>
      <text:p text:style-name="Text_20_body"><text:soft-page-break/>空即是色</text:p>
      <text:p text:style-name="Text_20_body">受想行識</text:p>
      <text:p text:style-name="Text_20_body">亦復如是</text:p>
      <text:p text:style-name="Text_20_body"/>
      <text:p text:style-name="Text_20_body">舍利子</text:p>
      <text:p text:style-name="Text_20_body">是諸法空相</text:p>
      <text:p text:style-name="Text_20_body">不生不滅</text:p>
      <text:p text:style-name="Text_20_body">不垢不淨</text:p>
      <text:p text:style-name="Text_20_body">不增不減</text:p>
      <text:p text:style-name="Text_20_body"/>
      <text:p text:style-name="Text_20_body">是故</text:p>
      <text:p text:style-name="Text_20_body">空中無色</text:p>
      <text:p text:style-name="Text_20_body">無受想行識</text:p>
      <text:p text:style-name="Text_20_body"><text:soft-page-break/>無眼耳鼻舌身意</text:p>
      <text:p text:style-name="Text_20_body">無色聲香味觸法</text:p>
      <text:p text:style-name="Text_20_body"/>
      <text:p text:style-name="Text_20_body">無眼界</text:p>
      <text:p text:style-name="Text_20_body">乃至無意識界</text:p>
      <text:p text:style-name="Text_20_body">無無明</text:p>
      <text:p text:style-name="Text_20_body">亦無無明盡</text:p>
      <text:p text:style-name="Text_20_body">乃至無老死</text:p>
      <text:p text:style-name="Text_20_body">亦無老死盡</text:p>
      <text:p text:style-name="Text_20_body">無苦集滅道</text:p>
      <text:p text:style-name="Text_20_body">無智亦無得</text:p>
      <text:p text:style-name="Text_20_body">以無所得故</text:p>
      <text:p text:style-name="Text_20_body">菩提薩埵</text:p>
      <text:p text:style-name="Text_20_body"><text:soft-page-break/>依般若波羅蜜多</text:p>
      <text:p text:style-name="Text_20_body"/>
      <text:p text:style-name="Text_20_body">故</text:p>
      <text:p text:style-name="Text_20_body">心無罣礙</text:p>
      <text:p text:style-name="Text_20_body">無罣礙故</text:p>
      <text:p text:style-name="Text_20_body">無有恐怖</text:p>
      <text:p text:style-name="Text_20_body">遠離顛倒夢想</text:p>
      <text:p text:style-name="Text_20_body">究竟涅槃</text:p>
      <text:p text:style-name="Text_20_body">三世諸佛</text:p>
      <text:p text:style-name="Text_20_body">依般若波羅蜜多</text:p>
      <text:p text:style-name="Text_20_body"/>
      <text:p text:style-name="Text_20_body">故</text:p>
      <text:p text:style-name="Text_20_body">得阿耨多羅</text:p>
      <text:p text:style-name="Text_20_body"><text:soft-page-break/>三藐三菩提</text:p>
      <text:p text:style-name="Text_20_body"/>
      <text:p text:style-name="Text_20_body">故</text:p>
      <text:p text:style-name="Text_20_body">知般若波羅蜜多</text:p>
      <text:p text:style-name="Text_20_body">是大神咒</text:p>
      <text:p text:style-name="Text_20_body">是大明咒</text:p>
      <text:p text:style-name="Text_20_body">是無上咒</text:p>
      <text:p text:style-name="Text_20_body">是無等等咒</text:p>
      <text:p text:style-name="Text_20_body">能除一切苦</text:p>
      <text:p text:style-name="Text_20_body">真實不虛</text:p>
      <text:p text:style-name="Text_20_body"/>
      <text:p text:style-name="Text_20_body">故說</text:p>
      <text:p text:style-name="Text_20_body">般若波羅蜜多咒</text:p>
      <text:p text:style-name="Text_20_body"><text:soft-page-break/>即說咒曰</text:p>
      <text:p text:style-name="Text_20_body">揭諦揭諦</text:p>
      <text:p text:style-name="Text_20_body">波羅揭諦</text:p>
      <text:p text:style-name="Text_20_body">波羅僧揭諦</text:p>
      <text:p text:style-name="Text_20_body">菩提薩婆訶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inherit" svg:font-family="inherit"/>
    <style:font-face style:name="system-ui" svg:font-family="system-ui, apple-system, system-ui, .SFNSText-Regular, sans-serif"/>
    <style:font-face style:name="字咍源流明體" svg:font-family="字咍源流明體" style:font-adornments="標準" style:font-pitch="variable"/>
    <style:font-face style:name="字咍源雲明體" svg:font-family="字咍源雲明體" style:font-pitch="variable"/>
    <style:font-face style:name="翩翩體-繁" svg:font-family="翩翩體-繁"/>
    <style:font-face style:name="魏碑-繁" svg:font-family="魏碑-繁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32pt" style:font-name-asian="字咍源流明體" style:font-family-asian="字咍源流明體" style:font-style-name-asian="標準" style:font-pitch-asian="variable" style:font-size-asian="32pt"/>
    </style:style>
    <style:style style:name="Heading" style:family="paragraph" style:parent-style-name="Standard" style:next-style-name="Text_20_body" style:class="text">
      <style:paragraph-properties fo:margin-top="0.42cm" fo:margin-bottom="0.801cm" style:contextual-spacing="false" fo:text-align="center" style:justify-single-word="false" fo:keep-with-next="always">
        <style:tab-stops/>
      </style:paragraph-properties>
      <style:text-properties style:font-name="Liberation Sans" fo:font-family="'Liberation Sans'" style:font-family-generic="swiss" style:font-pitch="variable" fo:font-size="32pt" style:font-name-asian="字咍源流明體" style:font-family-asian="字咍源流明體" style:font-style-name-asian="標準" style:font-pitch-asian="variable" style:font-size-asian="32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orphans="0" fo:widows="0" style:page-number="auto"/>
      <style:text-properties fo:font-size="32pt" style:font-name-asian="字咍源雲明體" style:font-family-asian="字咍源雲明體" style:font-pitch-asian="variable" style:font-size-asian="32pt"/>
    </style:style>
    <style:style style:name="List" style:family="paragraph" style:parent-style-name="Text_20_body" style:class="list">
      <style:text-properties style:font-name="Arial Hebrew Scholar" fo:font-family="'Arial Hebrew Scholar'" style:font-name-asian="魏碑-繁" style:font-family-asian="魏碑-繁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:dlig" fo:font-family="'Liberation Serif:dlig'" style:font-family-generic="roman" fo:font-size="12pt" fo:font-style="italic" style:font-name-asian="翩翩體-繁" style:font-family-asian="翩翩體-繁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:dlig" fo:font-family="'Liberation Serif:dlig'" style:font-family-generic="roman" style:font-name-asian="翩翩體-繁" style:font-family-asian="翩翩體-繁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8:22.272864601</meta:creation-date>
    <dc:date>2023-09-24T15:26:35.474083869</dc:date>
    <meta:editing-duration>PT1H34M40S</meta:editing-duration>
    <meta:editing-cycles>8</meta:editing-cycles>
    <meta:generator>LibreOffice/7.5.6.2$MacOSX_X86_64 LibreOffice_project/f654817fb68d6d4600d7d2f6b647e47729f55f15</meta:generator>
    <meta:print-date>2023-09-17T20:32:21.731045581</meta:print-date>
    <meta:document-statistic meta:table-count="0" meta:image-count="0" meta:object-count="0" meta:page-count="6" meta:paragraph-count="61" meta:word-count="264" meta:character-count="264" meta:non-whitespace-character-count="264"/>
  </office:meta>
</office:document-meta>
</file>